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und 3949 images belonging to 10 classes.</text:p>
      <text:p text:style-name="Standard">Found 618 images belonging to 10 classes.</text:p>
      <text:p text:style-name="Standard">x_train shape: (3949, 28, 28, 1)</text:p>
      <text:p text:style-name="Standard">3949 train samples</text:p>
      <text:p text:style-name="Standard">618 test samples</text:p>
      <text:p text:style-name="Standard">Train on 3949 samples, validate on 618 samples</text:p>
      <text:p text:style-name="Standard">Epoch 1/50</text:p>
      <text:p text:style-name="Standard">3949/3949 [==============================] - 7s 2ms/step - loss: 1.5462 - accuracy: 0.4391 - val_loss: 1.0303 - val_accuracy: 0.5680</text:p>
      <text:p text:style-name="Standard">Epoch 2/50</text:p>
      <text:p text:style-name="Standard">3949/3949 [==============================] - 5s 1ms/step - loss: 0.8836 - accuracy: 0.6346 - val_loss: 0.8471 - val_accuracy: 0.6456</text:p>
      <text:p text:style-name="Standard">Epoch 3/50</text:p>
      <text:p text:style-name="Standard">3949/3949 [==============================] - 5s 1ms/step - loss: 0.6420 - accuracy: 0.7328 - val_loss: 0.7042 - val_accuracy: 0.6909</text:p>
      <text:p text:style-name="Standard">Epoch 4/50</text:p>
      <text:p text:style-name="Standard">3949/3949 [==============================] - 5s 1ms/step - loss: 0.5472 - accuracy: 0.7767 - val_loss: 0.5091 - val_accuracy: 0.8091</text:p>
      <text:p text:style-name="Standard">Epoch 5/50</text:p>
      <text:p text:style-name="Standard">3949/3949 [==============================] - 5s 1ms/step - loss: 0.4272 - accuracy: 0.8207 - val_loss: 0.3656 - val_accuracy: 0.8803</text:p>
      <text:p text:style-name="Standard">Epoch 6/50</text:p>
      <text:p text:style-name="Standard">3949/3949 [==============================] - 5s 1ms/step - loss: 0.3873 - accuracy: 0.8402 - val_loss: 0.3645 - val_accuracy: 0.8366</text:p>
      <text:p text:style-name="Standard">Epoch 7/50</text:p>
      <text:p text:style-name="Standard">3949/3949 [==============================] - 5s 1ms/step - loss: 0.3338 - accuracy: 0.8617 - val_loss: 0.2476 - val_accuracy: 0.8981</text:p>
      <text:p text:style-name="Standard">Epoch 8/50</text:p>
      <text:p text:style-name="Standard">3949/3949 [==============================] - 5s 1ms/step - loss: 0.3048 - accuracy: 0.8721 - val_loss: 0.2203 - val_accuracy: 0.9094</text:p>
      <text:p text:style-name="Standard">Epoch 9/50</text:p>
      <text:p text:style-name="Standard">3949/3949 [==============================] - 5s 1ms/step - loss: 0.2631 - accuracy: 0.8896 - val_loss: 0.2234 - val_accuracy: 0.9126</text:p>
      <text:p text:style-name="Standard">Epoch 10/50</text:p>
      <text:p text:style-name="Standard">3949/3949 [==============================] - 5s 1ms/step - loss: 0.2294 - accuracy: 0.9017 - val_loss: 0.1907 - val_accuracy: 0.9223</text:p>
      <text:p text:style-name="Standard">Epoch 11/50</text:p>
      <text:p text:style-name="Standard">3949/3949 [==============================] - 6s 1ms/step - loss: 0.2207 - accuracy: 0.9033 - val_loss: 0.1820 - val_accuracy: 0.9142</text:p>
      <text:p text:style-name="Standard">Epoch 12/50</text:p>
      <text:p text:style-name="Standard">3949/3949 [==============================] - 6s 1ms/step - loss: 0.2065 - accuracy: 0.9116 - val_loss: 0.1746 - val_accuracy: 0.9159</text:p>
      <text:p text:style-name="Standard">Epoch 13/50</text:p>
      <text:p text:style-name="Standard">3949/3949 [==============================] - 5s 1ms/step - loss: 0.1902 - accuracy: 0.9167 - val_loss: 0.1493 - val_accuracy: 0.9353</text:p>
      <text:p text:style-name="Standard">Epoch 14/50</text:p>
      <text:p text:style-name="Standard">3949/3949 [==============================] - 5s 1ms/step - loss: 0.2181 - accuracy: 0.9058 - val_loss: 0.2172 - val_accuracy: 0.9110</text:p>
      <text:p text:style-name="Standard">Epoch 15/50</text:p>
      <text:p text:style-name="Standard">3949/3949 [==============================] - 6s 1ms/step - loss: 0.1690 - accuracy: 0.9261 - val_loss: 0.1364 - val_accuracy: 0.9337</text:p>
      <text:p text:style-name="Standard">Epoch 16/50</text:p>
      <text:p text:style-name="Standard"><text:soft-page-break/>3949/3949 [==============================] - 5s 1ms/step - loss: 0.1550 - accuracy: 0.9326 - val_loss: 0.1087 - val_accuracy: 0.9434</text:p>
      <text:p text:style-name="Standard">Epoch 17/50</text:p>
      <text:p text:style-name="Standard">3949/3949 [==============================] - 5s 1ms/step - loss: 0.1260 - accuracy: 0.9433 - val_loss: 0.1152 - val_accuracy: 0.9401</text:p>
      <text:p text:style-name="Standard">Epoch 18/50</text:p>
      <text:p text:style-name="Standard">3949/3949 [==============================] - 5s 1ms/step - loss: 0.1238 - accuracy: 0.9438 - val_loss: 0.1304 - val_accuracy: 0.9385</text:p>
      <text:p text:style-name="Standard">Epoch 19/50</text:p>
      <text:p text:style-name="Standard">3949/3949 [==============================] - 6s 1ms/step - loss: 0.1303 - accuracy: 0.9405 - val_loss: 0.1105 - val_accuracy: 0.9385</text:p>
      <text:p text:style-name="Standard">Epoch 20/50</text:p>
      <text:p text:style-name="Standard">3949/3949 [==============================] - 6s 1ms/step - loss: 0.1182 - accuracy: 0.9453 - val_loss: 0.0764 - val_accuracy: 0.9709</text:p>
      <text:p text:style-name="Standard">Epoch 21/50</text:p>
      <text:p text:style-name="Standard">3949/3949 [==============================] - 6s 1ms/step - loss: 0.1204 - accuracy: 0.9448 - val_loss: 0.0944 - val_accuracy: 0.9579</text:p>
      <text:p text:style-name="Standard">Epoch 22/50</text:p>
      <text:p text:style-name="Standard">3949/3949 [==============================] - 5s 1ms/step - loss: 0.1147 - accuracy: 0.9504 - val_loss: 0.1144 - val_accuracy: 0.9498</text:p>
      <text:p text:style-name="Standard">Epoch 23/50</text:p>
      <text:p text:style-name="Standard">3949/3949 [==============================] - 6s 1ms/step - loss: 0.1277 - accuracy: 0.9473 - val_loss: 0.1294 - val_accuracy: 0.9337</text:p>
      <text:p text:style-name="Standard">Epoch 24/50</text:p>
      <text:p text:style-name="Standard">3949/3949 [==============================] - 5s 1ms/step - loss: 0.1057 - accuracy: 0.9567 - val_loss: 0.0834 - val_accuracy: 0.9644</text:p>
      <text:p text:style-name="Standard">Epoch 25/50</text:p>
      <text:p text:style-name="Standard">3949/3949 [==============================] - 5s 1ms/step - loss: 0.0982 - accuracy: 0.9602 - val_loss: 0.0962 - val_accuracy: 0.9579</text:p>
      <text:p text:style-name="Standard">Epoch 26/50</text:p>
      <text:p text:style-name="Standard">3949/3949 [==============================] - 5s 1ms/step - loss: 0.0876 - accuracy: 0.9607 - val_loss: 0.0464 - val_accuracy: 0.9871</text:p>
      <text:p text:style-name="Standard">Epoch 27/50</text:p>
      <text:p text:style-name="Standard">3949/3949 [==============================] - 6s 1ms/step - loss: 0.1344 - accuracy: 0.9443 - val_loss: 0.1091 - val_accuracy: 0.9579</text:p>
      <text:p text:style-name="Standard">Epoch 28/50</text:p>
      <text:p text:style-name="Standard">3949/3949 [==============================] - 5s 1ms/step - loss: 0.1098 - accuracy: 0.9572 - val_loss: 0.0660 - val_accuracy: 0.9838</text:p>
      <text:p text:style-name="Standard">Epoch 29/50</text:p>
      <text:p text:style-name="Standard">3949/3949 [==============================] - 5s 1ms/step - loss: 0.0750 - accuracy: 0.9729 - val_loss: 0.0784 - val_accuracy: 0.9612</text:p>
      <text:p text:style-name="Standard">Epoch 30/50</text:p>
      <text:p text:style-name="Standard">3949/3949 [==============================] - 5s 1ms/step - loss: 0.0810 - accuracy: 0.9640 - val_loss: 0.0507 - val_accuracy: 0.9790</text:p>
      <text:p text:style-name="Standard">Epoch 31/50</text:p>
      <text:p text:style-name="Standard">3949/3949 [==============================] - 5s 1ms/step - loss: 0.0768 - accuracy: 0.9673 - val_loss: 0.0864 - val_accuracy: 0.9563</text:p>
      <text:p text:style-name="Standard">Epoch 32/50</text:p>
      <text:p text:style-name="Standard">3949/3949 [==============================] - 5s 1ms/step - loss: 0.0807 - accuracy: 0.9630 - val_loss: 0.0585 - val_accuracy: 0.9725</text:p>
      <text:p text:style-name="Standard">Epoch 33/50</text:p>
      <text:p text:style-name="Standard">3949/3949 [==============================] - 6s 1ms/step - loss: 0.0806 - accuracy: <text:soft-page-break/>0.9620 - val_loss: 0.0435 - val_accuracy: 0.9903</text:p>
      <text:p text:style-name="Standard">Epoch 34/50</text:p>
      <text:p text:style-name="Standard">3949/3949 [==============================] - 5s 1ms/step - loss: 0.0646 - accuracy: 0.9729 - val_loss: 0.0380 - val_accuracy: 0.9887</text:p>
      <text:p text:style-name="Standard">Epoch 35/50</text:p>
      <text:p text:style-name="Standard">3949/3949 [==============================] - 5s 1ms/step - loss: 0.0638 - accuracy: 0.9711 - val_loss: 0.0629 - val_accuracy: 0.9725</text:p>
      <text:p text:style-name="Standard">Epoch 36/50</text:p>
      <text:p text:style-name="Standard">3949/3949 [==============================] - 5s 1ms/step - loss: 0.0602 - accuracy: 0.9749 - val_loss: 0.0364 - val_accuracy: 0.9871</text:p>
      <text:p text:style-name="Standard">Epoch 37/50</text:p>
      <text:p text:style-name="Standard">3949/3949 [==============================] - 6s 1ms/step - loss: 0.0581 - accuracy: 0.9757 - val_loss: 0.0320 - val_accuracy: 0.9903</text:p>
      <text:p text:style-name="Standard">Epoch 38/50</text:p>
      <text:p text:style-name="Standard">3949/3949 [==============================] - 5s 1ms/step - loss: 0.0498 - accuracy: 0.9785 - val_loss: 0.0308 - val_accuracy: 0.9887</text:p>
      <text:p text:style-name="Standard">Epoch 39/50</text:p>
      <text:p text:style-name="Standard">3949/3949 [==============================] - 5s 1ms/step - loss: 0.0436 - accuracy: 0.9848 - val_loss: 0.0250 - val_accuracy: 0.9935</text:p>
      <text:p text:style-name="Standard">Epoch 40/50</text:p>
      <text:p text:style-name="Standard">3949/3949 [==============================] - 5s 1ms/step - loss: 0.0588 - accuracy: 0.9747 - val_loss: 0.0289 - val_accuracy: 0.9903</text:p>
      <text:p text:style-name="Standard">Epoch 41/50</text:p>
      <text:p text:style-name="Standard">3949/3949 [==============================] - 5s 1ms/step - loss: 0.0534 - accuracy: 0.9782 - val_loss: 0.0266 - val_accuracy: 0.9968</text:p>
      <text:p text:style-name="Standard">Epoch 42/50</text:p>
      <text:p text:style-name="Standard">3949/3949 [==============================] - 5s 1ms/step - loss: 0.0404 - accuracy: 0.9843 - val_loss: 0.0199 - val_accuracy: 0.9984</text:p>
      <text:p text:style-name="Standard">Epoch 43/50</text:p>
      <text:p text:style-name="Standard">3949/3949 [==============================] - 5s 1ms/step - loss: 0.0462 - accuracy: 0.9792 - val_loss: 0.0266 - val_accuracy: 0.9919</text:p>
      <text:p text:style-name="Standard">Epoch 44/50</text:p>
      <text:p text:style-name="Standard">3949/3949 [==============================] - 5s 1ms/step - loss: 0.0397 - accuracy: 0.9858 - val_loss: 0.0165 - val_accuracy: 0.9984</text:p>
      <text:p text:style-name="Standard">Epoch 45/50</text:p>
      <text:p text:style-name="Standard">3949/3949 [==============================] - 5s 1ms/step - loss: 0.0363 - accuracy: 0.9873 - val_loss: 0.0291 - val_accuracy: 0.9887</text:p>
      <text:p text:style-name="Standard">Epoch 46/50</text:p>
      <text:p text:style-name="Standard">3949/3949 [==============================] - 5s 1ms/step - loss: 0.0334 - accuracy: 0.9876 - val_loss: 0.0429 - val_accuracy: 0.9854</text:p>
      <text:p text:style-name="Standard">Epoch 47/50</text:p>
      <text:p text:style-name="Standard">3949/3949 [==============================] - 5s 1ms/step - loss: 0.0374 - accuracy: 0.9825 - val_loss: 0.0224 - val_accuracy: 0.9935</text:p>
      <text:p text:style-name="Standard">Epoch 48/50</text:p>
      <text:p text:style-name="Standard">3949/3949 [==============================] - 5s 1ms/step - loss: 0.0306 - accuracy: 0.9891 - val_loss: 0.0177 - val_accuracy: 0.9951</text:p>
      <text:p text:style-name="Standard">Epoch 49/50</text:p>
      <text:p text:style-name="Standard">3949/3949 [==============================] - 5s 1ms/step - loss: 0.0298 - accuracy: 0.9904 - val_loss: 0.0338 - val_accuracy: 0.9790</text:p>
      <text:p text:style-name="Standard">Epoch 50/50</text:p>
      <text:p text:style-name="Standard">3949/3949 [==============================] - 7s 2ms/step - loss: 0.0349 - accuracy: 0.9866 - val_loss: 0.0118 - val_accuracy: 1.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4</meta:editing-cycles>
    <meta:generator>OpenOffice/4.1.3$Win32 OpenOffice.org_project/413m1$Build-9783</meta:generator>
    <dc:date>2020-01-27T00:07:59.17</dc:date>
    <meta:document-statistic meta:table-count="0" meta:image-count="0" meta:object-count="0" meta:page-count="3" meta:paragraph-count="106" meta:word-count="984" meta:character-count="7336"/>
    <meta:user-defined meta:name="Info 1"/>
    <meta:user-defined meta:name="Info 2"/>
    <meta:user-defined meta:name="Info 3"/>
    <meta:user-defined meta:name="Info 4"/>
  </office:meta>
</office:document-meta>
</file>